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B2]+[.C2]+[.D2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1989" calcext:value-type="float">
            <text:p>1989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table:formula="of:=[.B3]+[.C3]+[.D3]"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2538" calcext:value-type="float">
            <text:p>2538</text:p>
          </table:table-cell>
          <table:table-cell office:value-type="float" office:value="417" calcext:value-type="float">
            <text:p>417</text:p>
          </table:table-cell>
          <table:table-cell office:value-type="float" office:value="907" calcext:value-type="float">
            <text:p>907</text:p>
          </table:table-cell>
          <table:table-cell table:formula="of:=[.B4]+[.C4]+[.D4]" office:value-type="float" office:value="3862" calcext:value-type="float">
            <text:p>3862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B5]+[.C5]+[.D5]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collaborate.activiti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]+[.C8]+[.D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activities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+[.C9]+[.D9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collaborate.activiti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]+[.C10]+[.D10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.activityadd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collaborate.activityadd.component.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]+[.C12]+[.D1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collaborate.activityadd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+[.C13]+[.D13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.aler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]+[.C14]+[.D1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alerts.component.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]+[.C15]+[.D15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collaborate.aler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6]+[.C16]+[.D1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+[.C17]+[.D1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]+[.C18]+[.D18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9]+[.C19]+[.D19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0]+[.C20]+[.D20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1]+[.C21]+[.D21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22]+[.C22]+[.D2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.dataquality.component.cs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23]+[.C23]+[.D23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rc/app/dashboard.dataquality.component.htm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24]+[.C24]+[.D24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dashboard.dataquality.component.ts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25]+[.C25]+[.D25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]+[.C26]+[.D2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7]+[.C27]+[.D2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]+[.C28]+[.D28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9]+[.C29]+[.D2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30]+[.C30]+[.D30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31]+[.C31]+[.D31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.details.component.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2]+[.C32]+[.D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.details.component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3]+[.C33]+[.D33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details.component.t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34]+[.C34]+[.D34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5]+[.C35]+[.D35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6]+[.C36]+[.D36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37]+[.C37]+[.D3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8]+[.C38]+[.D3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9]+[.C39]+[.D39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0]+[.C40]+[.D40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.helpPresentation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1]+[.C41]+[.D41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helpPresentation.component.htm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2]+[.C42]+[.D4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app/dashboard.helpPresentation.component.t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43]+[.C43]+[.D43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.import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4]+[.C44]+[.D4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import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5]+[.C45]+[.D45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import.component.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6]+[.C46]+[.D46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7]+[.C47]+[.D4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8]+[.C48]+[.D4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9]+[.C49]+[.D49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0]+[.C50]+[.D5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1]+[.C51]+[.D51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B52]+[.C52]+[.D52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3]+[.C53]+[.D5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4]+[.C54]+[.D54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55]+[.C55]+[.D55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6]+[.C56]+[.D5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7]+[.C57]+[.D57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58]+[.C58]+[.D5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9]+[.C59]+[.D59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60]+[.C60]+[.D60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61]+[.C61]+[.D61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+[.C62]+[.D6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3]+[.C63]+[.D63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4]+[.C64]+[.D64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setting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5]+[.C65]+[.D6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ettings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6]+[.C66]+[.D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shboard.settings.component.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7]+[.C67]+[.D67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+[.C68]+[.D6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9]+[.C69]+[.D6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70]+[.C70]+[.D70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1]+[.C71]+[.D7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72]+[.C72]+[.D72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B73]+[.C73]+[.D73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4]+[.C74]+[.D7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5]+[.C75]+[.D75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76]+[.C76]+[.D76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77]+[.C77]+[.D77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78]+[.C78]+[.D7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B79]+[.C79]+[.D79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80]+[.C80]+[.D80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81]+[.C81]+[.D81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2]+[.C82]+[.D8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3]+[.C83]+[.D8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4]+[.C84]+[.D84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5]+[.C85]+[.D85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6]+[.C86]+[.D8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7]+[.C87]+[.D87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8]+[.C88]+[.D8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89]+[.C89]+[.D89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0]+[.C90]+[.D90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91]+[.C91]+[.D91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2]+[.C92]+[.D9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93]+[.C93]+[.D93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94]+[.C94]+[.D94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rc/app/data.popup.component.css</text:p>
          </table:table-cell>
          <table:table-cell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table:formula="of:=[.B95]+[.C95]+[.D95]"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src/app/data.popup.component.html</text:p>
          </table:table-cell>
          <table:table-cell office:value-type="float" office:value="845" calcext:value-type="float">
            <text:p>84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table:formula="of:=[.B96]+[.C96]+[.D96]"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src/app/data.popup.component.ts</text:p>
          </table:table-cell>
          <table:table-cell office:value-type="float" office:value="715" calcext:value-type="float">
            <text:p>715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table:formula="of:=[.B97]+[.C97]+[.D97]" office:value-type="float" office:value="1016" calcext:value-type="float">
            <text:p>1016</text:p>
          </table:table-cell>
        </table:table-row>
        <table:table-row table:style-name="ro1">
          <table:table-cell office:value-type="string" calcext:value-type="string">
            <text:p>src/app/data.refresh.component.cs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98]+[.C98]+[.D98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ta.refresh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99]+[.C99]+[.D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data.refresh.component.ts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00]+[.C100]+[.D100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1]+[.C101]+[.D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2]+[.C102]+[.D102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03]+[.C103]+[.D103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04]+[.C104]+[.D104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2798" calcext:value-type="float">
            <text:p>2798</text:p>
          </table:table-cell>
          <table:table-cell office:value-type="float" office:value="600" calcext:value-type="float">
            <text:p>600</text:p>
          </table:table-cell>
          <table:table-cell office:value-type="float" office:value="407" calcext:value-type="float">
            <text:p>407</text:p>
          </table:table-cell>
          <table:table-cell table:formula="of:=[.B105]+[.C105]+[.D105]" office:value-type="float" office:value="3805" calcext:value-type="float">
            <text:p>3805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6]+[.C106]+[.D10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07]+[.C107]+[.D10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08]+[.C108]+[.D10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9]+[.C109]+[.D10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110]+[.C110]+[.D110]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1]+[.C111]+[.D11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12]+[.C112]+[.D11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[.B113]+[.C113]+[.D113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14]+[.C114]+[.D11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5]+[.C115]+[.D115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16]+[.C116]+[.D116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7]+[.C117]+[.D11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8]+[.C118]+[.D118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19]+[.C119]+[.D11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465" calcext:value-type="float">
            <text:p>465</text:p>
          </table:table-cell>
          <table:table-cell office:value-type="float" office:value="179" calcext:value-type="float">
            <text:p>179</text:p>
          </table:table-cell>
          <table:table-cell office:value-type="float" office:value="61" calcext:value-type="float">
            <text:p>61</text:p>
          </table:table-cell>
          <table:table-cell table:formula="of:=[.B120]+[.C120]+[.D120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1]+[.C121]+[.D12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2]+[.C122]+[.D122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23]+[.C123]+[.D123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pipe.filter.component.t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24]+[.C124]+[.D12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5]+[.C125]+[.D1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26]+[.C126]+[.D12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127]+[.C127]+[.D127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28]+[.C128]+[.D128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29]+[.C129]+[.D129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0]+[.C130]+[.D130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31]+[.C131]+[.D13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shape.editor.component.cs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32]+[.C132]+[.D13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rc/app/shape.editor.component.html</text:p>
          </table:table-cell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[.B133]+[.C133]+[.D133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src/app/shape.editor.component.ts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[.B134]+[.C134]+[.D134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src/app/slicer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35]+[.C135]+[.D135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slicer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6]+[.C136]+[.D13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slicer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37]+[.C137]+[.D13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slicer.editor.component.css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B138]+[.C138]+[.D138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slicer.editor.component.html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39]+[.C139]+[.D139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rc/app/slicer.editor.component.ts</text:p>
          </table:table-cell>
          <table:table-cell office:value-type="float" office:value="322" calcext:value-type="float">
            <text:p>32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formula="of:=[.B140]+[.C140]+[.D140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rc/app/slicer.single.component.cs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1]+[.C141]+[.D141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app/slicer.single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42]+[.C142]+[.D14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slicer.single.component.ts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143]+[.C143]+[.D143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rc/app/statusbar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144]+[.C144]+[.D144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rc/app/statusbar.component.html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45]+[.C145]+[.D145]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rc/app/statusbar.component.ts</text:p>
          </table:table-cell>
          <table:table-cell office:value-type="float" office:value="249" calcext:value-type="float">
            <text:p>249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[.B146]+[.C146]+[.D146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47]+[.C147]+[.D147]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148]+[.C148]+[.D148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149]+[.C149]+[.D149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rc/app/table.delete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50]+[.C150]+[.D150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table.delete.component.htm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1]+[.C151]+[.D15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table.delet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52]+[.C152]+[.D152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table.editor.component.css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3]+[.C153]+[.D153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rc/app/table.editor.component.html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154]+[.C154]+[.D154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src/app/table.editor.component.ts</text:p>
          </table:table-cell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[.B155]+[.C155]+[.D155]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rc/app/table.single.component.css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B156]+[.C156]+[.D156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table.singl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57]+[.C157]+[.D157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table.singl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158]+[.C158]+[.D158]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59]+[.C159]+[.D15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60]+[.C160]+[.D160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.offlin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1]+[.C161]+[.D16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user.offline.component.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62]+[.C162]+[.D162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user.offline.component.ts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63]+[.C163]+[.D163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rc/app/user.shape.buttonbar.component.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4]+[.C164]+[.D164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user.shape.buttonbar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5]+[.C165]+[.D165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user.shape.buttonbar.component.ts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66]+[.C166]+[.D16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rc/app/user.widget.buttonbar.component.c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67]+[.C167]+[.D167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user.widget.buttonbar.component.htm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8]+[.C168]+[.D168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user.widget.buttonbar.component.ts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69]+[.C169]+[.D16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70]+[.C170]+[.D170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71]+[.C171]+[.D17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874" calcext:value-type="float">
            <text:p>87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172]+[.C172]+[.D172]"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src/app/widget.container.component.cs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73]+[.C173]+[.D173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widget.container.component.htm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74]+[.C174]+[.D174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rc/app/widget.container.component.ts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B175]+[.C175]+[.D175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76]+[.C176]+[.D176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77]+[.C177]+[.D177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178]+[.C178]+[.D178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179]+[.C179]+[.D179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B180]+[.C180]+[.D180]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536" calcext:value-type="float">
            <text:p>536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  <table:table-cell table:formula="of:=[.B181]+[.C181]+[.D181]"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2]+[.C182]+[.D182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83]+[.C183]+[.D183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B184]+[.C184]+[.D18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85]+[.C185]+[.D185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86]+[.C186]+[.D186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87]+[.C187]+[.D187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88]+[.C188]+[.D188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189]+[.C189]+[.D189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190]+[.C190]+[.D190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rc/app/widget.single.component.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91]+[.C191]+[.D1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app/widget.single.component.htm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92]+[.C192]+[.D19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app/widget.single.component.ts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B193]+[.C193]+[.D193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rc/app/widget.tablist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94]+[.C194]+[.D19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widget.tablist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95]+[.C195]+[.D195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widget.tablist.component.ts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196]+[.C196]+[.D196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widget.title.component.cs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97]+[.C197]+[.D197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rc/app/widget.title.component.htm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98]+[.C198]+[.D198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widget.title.component.ts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199]+[.C199]+[.D199]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SUM([.B13:.B199])" office:value-type="float" office:value="17751" calcext:value-type="float">
            <text:p>17751</text:p>
          </table:table-cell>
          <table:table-cell table:formula="of:=SUM([.C13:.C199])" office:value-type="float" office:value="1989" calcext:value-type="float">
            <text:p>1989</text:p>
          </table:table-cell>
          <table:table-cell table:formula="of:=SUM([.D13:.D199])" office:value-type="float" office:value="2982" calcext:value-type="float">
            <text:p>2982</text:p>
          </table:table-cell>
          <table:table-cell table:formula="of:=[.B200]+[.C200]+[.D200]" office:value-type="float" office:value="22722" calcext:value-type="float">
            <text:p>22722</text:p>
          </table:table-cell>
        </table:table-row>
      </table:table>
      <table:named-expressions/>
      <table:database-ranges>
        <table:database-range table:name="__Anonymous_Sheet_DB__0" table:target-range-address="linecount.A1:linecount.E20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4:55:55.685699196</dc:date>
    <dc:creator>Dr Jannie Immelman</dc:creator>
    <meta:editing-duration>PT6M45S</meta:editing-duration>
    <meta:editing-cycles>2</meta:editing-cycles>
    <meta:generator>LibreOffice/5.1.6.2$Linux_X86_64 LibreOffice_project/10m0$Build-2</meta:generator>
    <meta:document-statistic meta:table-count="1" meta:cell-count="999" meta:object-count="0"/>
  </office:meta>
</office:document-meta>
</file>